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7])" office:value-type="float" office:value="436" calcext:value-type="float">
            <text:p>43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/>
          <table:table-cell office:value-type="string" calcext:value-type="string">
            <text:p>Неделя 2 (22.01 — 29.01)</text:p>
          </table:table-cell>
          <table:table-cell table:formula="of:=SUM([.C8:.C15])" office:value-type="float" office:value="29" calcext:value-type="float">
            <text:p>29</text:p>
          </table:table-cell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21" calcext:value-type="date">
            <text:p>21.01.26</text:p>
          </table:table-cell>
          <table:table-cell table:formula="of:=521" office:value-type="float" office:value="521" calcext:value-type="float">
            <text:p>521</text:p>
          </table:table-cell>
          <table:table-cell table:formula="of:=[.B7]-[.B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22" calcext:value-type="date">
            <text:p>22.01.26</text:p>
          </table:table-cell>
          <table:table-cell table:formula="of:=550" office:value-type="float" office:value="550" calcext:value-type="float">
            <text:p>550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2"/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.00.0000</text:date>, <text:time style:data-style-name="N2" text:time-value="08:39:38.041324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22T08:40:40.098537188</dc:date>
    <meta:editing-duration>PT25M50S</meta:editing-duration>
    <meta:editing-cycles>21</meta:editing-cycles>
    <meta:generator>LibreOffice/24.2.7.2$Linux_X86_64 LibreOffice_project/420$Build-2</meta:generator>
    <meta:document-statistic meta:table-count="3" meta:cell-count="8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127cm" svg:y="0.379cm" svg:width="13.89cm" svg:height="7.794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